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GP-related stories:</text:p>
      <text:p text:style-name="P2"/>
      <text:p text:style-name="Standard">GP needs to add new patients into the system</text:p>
      <text:p text:style-name="Standard"/>
      <text:p text:style-name="Standard">GP needs to access digitised NICE tests<text:s/>(questionnaire)<text:s/></text:p>
      <text:p text:style-name="Standard"/>
      <text:p text:style-name="Standard">GP needs to have access to past NICE tests and view results (compare)</text:p>
      <text:p text:style-name="Standard"/>
      <text:p text:style-name="Standard">GP needs to refer patients to RD</text:p>
      <text:p text:style-name="Standard"/>
      <text:p text:style-name="Standard">GP can login to the<text:s/>system</text:p>
      <text:p text:style-name="Standard"/>
      <text:p text:style-name="Standard">The system needs a user table with auto incr id/username/password/type of user<text:s/>(enum)</text:p>
      <text:p text:style-name="Standard"/>
      <text:p text:style-name="Standard">The team populates GPs, and GPs populate the patients</text:p>
      <text:p text:style-name="Standard"/>
      <text:p text:style-name="Standard">Schema for the patient table</text:p>
      <text:p text:style-name="Standard"/>
      <text:p text:style-name="Standard">GP modifies patient record</text:p>
      <text:p text:style-name="Standard"/>
      <text:p text:style-name="Standard">GP<text:s/>deletes patient record</text:p>
      <text:p text:style-name="Standard"/>
      <text:p text:style-name="Standard">GP can modify questionnaire (NICE test)</text:p>
      <text:p text:style-name="Standard"/>
      <text:p text:style-name="Standard">GP has button to prescribe patients to third-party (lesser requirements)</text:p>
      <text:p text:style-name="Standard"/>
      <text:p text:style-name="P3">RD-related stories:</text:p>
      <text:p text:style-name="P4"/>
      <text:p text:style-name="Standard">RD can login to the system</text:p>
      <text:p text:style-name="Standard"/>
      <text:p text:style-name="Standard">RD can view patient records referred to them</text:p>
      <text:p text:style-name="Standard"/>
      <text:p text:style-name="Standard">RD can view NICE test<text:s/>results associated with patients referred to them</text:p>
      <text:p text:style-name="Standard"/>
      <text:p text:style-name="Standard">RD can customise questionnaires</text:p>
      <text:p text:style-name="Standard"/>
      <text:p text:style-name="Standard">RD can recommend training programs IFF an initial physiological evaluation is conducted</text:p>
      <text:p text:style-name="Standard"/>
      <text:p text:style-name="Standard">An exercise schema: type (fixed to aerobic), duration, intensity, slope</text:p>
      <text:p text:style-name="Standard"/>
      <text:p text:style-name="Standard">RD can see summary of prescribed items</text:p>
      <text:p text:style-name="Standard"/>
      <text:p text:style-name="Standard">RD can see missed exercise trials of patients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kyfall</meta:initial-creator>
    <dc:creator>skyfall</dc:creator>
    <meta:creation-date>2019-02-05T20:21:00Z</meta:creation-date>
    <dc:date>2019-02-05T20:21:00Z</dc:date>
    <meta:template xlink:href="Normal" xlink:type="simple"/>
    <meta:editing-cycles>2</meta:editing-cycles>
    <meta:editing-duration>PT60S</meta:editing-duration>
    <meta:document-statistic meta:page-count="1" meta:paragraph-count="2" meta:word-count="156" meta:character-count="1049" meta:row-count="7" meta:non-whitespace-character-count="895"/>
  </office:meta>
</office:document-meta>
</file>